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Installation</text:span></text:p>
      <text:p text:style-name="P2"><text:span text:style-name="T2_1">--------------------------------------------------------------------------------</text:span></text:p>
      <text:p text:style-name="P3"/>
      <text:p text:style-name="P4"><text:span text:style-name="T4_1">To</text:span><text:span text:style-name="T4_2"><text:s/></text:span><text:span text:style-name="T4_3">install</text:span><text:span text:style-name="T4_4"><text:s/></text:span><text:span text:style-name="T4_5">the</text:span><text:span text:style-name="T4_6"><text:s/></text:span><text:span text:style-name="T4_7">DateTime</text:span><text:span text:style-name="T4_8"><text:s/></text:span><text:span text:style-name="T4_9">libraries</text:span><text:span text:style-name="T4_10">,<text:s/></text:span><text:span text:style-name="T4_11">unzip</text:span><text:span text:style-name="T4_12"><text:s/></text:span><text:span text:style-name="T4_13">the</text:span><text:span text:style-name="T4_14"><text:s/></text:span><text:span text:style-name="T4_15">files</text:span><text:span text:style-name="T4_16"><text:s/></text:span><text:span text:style-name="T4_17">into</text:span><text:span text:style-name="T4_18"><text:s/></text:span><text:span text:style-name="T4_19">your</text:span></text:p>
      <text:p text:style-name="P5"><text:span text:style-name="T5_1">Arduino</text:span><text:span text:style-name="T5_2"><text:s/></text:span><text:span text:style-name="T5_3">hardware</text:span><text:span text:style-name="T5_4">/</text:span><text:span text:style-name="T5_5">libraries</text:span><text:span text:style-name="T5_6"><text:s/></text:span><text:span text:style-name="T5_7">folder</text:span><text:span text:style-name="T5_8">.</text:span></text:p>
      <text:p text:style-name="P6"/>
      <text:p text:style-name="P7"><text:span text:style-name="T7_1">Here</text:span><text:span text:style-name="T7_2"><text:s/></text:span><text:span text:style-name="T7_3">is</text:span><text:span text:style-name="T7_4"><text:s/></text:span><text:span text:style-name="T7_5">what</text:span><text:span text:style-name="T7_6"><text:s/></text:span><text:span text:style-name="T7_7">the</text:span><text:span text:style-name="T7_8"><text:s/></text:span><text:span text:style-name="T7_9">directory</text:span><text:span text:style-name="T7_10"><text:s/></text:span><text:span text:style-name="T7_11">structure</text:span><text:span text:style-name="T7_12"><text:s/></text:span><text:span text:style-name="T7_13">should</text:span><text:span text:style-name="T7_14"><text:s/></text:span><text:span text:style-name="T7_15">look</text:span><text:span text:style-name="T7_16"><text:s/></text:span><text:span text:style-name="T7_17">like</text:span><text:span text:style-name="T7_18">:</text:span></text:p>
      <text:p text:style-name="P8"><text:span text:style-name="T8_1">...</text:span><text:span text:style-name="T8_2">hardware</text:span><text:span text:style-name="T8_3">/</text:span><text:span text:style-name="T8_4">libraries</text:span><text:span text:style-name="T8_5">/</text:span><text:span text:style-name="T8_6">DateTime</text:span><text:span text:style-name="T8_7">/</text:span><text:span text:style-name="T8_8">readme</text:span><text:span text:style-name="T8_9">.</text:span><text:span text:style-name="T8_10">txt</text:span><text:span text:style-name="T8_11"><text:s text:c="3"/>(</text:span><text:span text:style-name="T8_12">this</text:span><text:span text:style-name="T8_13"><text:s/></text:span><text:span text:style-name="T8_14">file</text:span><text:span text:style-name="T8_15">)</text:span></text:p>
      <text:p text:style-name="P9"><text:span text:style-name="T9_1">...</text:span><text:span text:style-name="T9_2">hardware</text:span><text:span text:style-name="T9_3">/</text:span><text:span text:style-name="T9_4">libraries</text:span><text:span text:style-name="T9_5">/</text:span><text:span text:style-name="T9_6">DateTime</text:span><text:span text:style-name="T9_7"><text:s text:c="28"/>(</text:span><text:span text:style-name="T9_8">the</text:span><text:span text:style-name="T9_9"><text:s/></text:span><text:span text:style-name="T9_10">DateTime</text:span><text:span text:style-name="T9_11"><text:s/></text:span><text:span text:style-name="T9_12">library</text:span><text:span text:style-name="T9_13"><text:s/></text:span><text:span text:style-name="T9_14">folder</text:span><text:span text:style-name="T9_15">)</text:span></text:p>
      <text:p text:style-name="P10"><text:span text:style-name="T10_1">...</text:span><text:span text:style-name="T10_2">hardware</text:span><text:span text:style-name="T10_3">/</text:span><text:span text:style-name="T10_4">libraries</text:span><text:span text:style-name="T10_5">/</text:span><text:span text:style-name="T10_6">DateTime</text:span><text:span text:style-name="T10_7">/</text:span><text:span text:style-name="T10_8">DateTime</text:span><text:span text:style-name="T10_9">.</text:span><text:span text:style-name="T10_10">cpp</text:span><text:span text:style-name="T10_11"><text:s text:c="15"/>(</text:span><text:span text:style-name="T10_12">the</text:span><text:span text:style-name="T10_13"><text:s/></text:span><text:span text:style-name="T10_14">library</text:span><text:span text:style-name="T10_15"><text:s/></text:span><text:span text:style-name="T10_16">implementation</text:span><text:span text:style-name="T10_17"><text:s/></text:span><text:span text:style-name="T10_18">file</text:span><text:span text:style-name="T10_19">)</text:span></text:p>
      <text:p text:style-name="P11"><text:span text:style-name="T11_1">...</text:span><text:span text:style-name="T11_2">hardware</text:span><text:span text:style-name="T11_3">/</text:span><text:span text:style-name="T11_4">libraries</text:span><text:span text:style-name="T11_5">/</text:span><text:span text:style-name="T11_6">DateTime</text:span><text:span text:style-name="T11_7">/</text:span><text:span text:style-name="T11_8">DateTime</text:span><text:span text:style-name="T11_9">.</text:span><text:span text:style-name="T11_10">h</text:span><text:span text:style-name="T11_11"><text:s text:c="17"/>(</text:span><text:span text:style-name="T11_12">the</text:span><text:span text:style-name="T11_13"><text:s/></text:span><text:span text:style-name="T11_14">library</text:span><text:span text:style-name="T11_15"><text:s/></text:span><text:span text:style-name="T11_16">header</text:span><text:span text:style-name="T11_17"><text:s/></text:span><text:span text:style-name="T11_18">file</text:span><text:span text:style-name="T11_19">)</text:span></text:p>
      <text:p text:style-name="P12"><text:span text:style-name="T12_1">..<text:s/></text:span><text:span text:style-name="T12_2">hardware</text:span><text:span text:style-name="T12_3">/</text:span><text:span text:style-name="T12_4">libraries</text:span><text:span text:style-name="T12_5">/</text:span><text:span text:style-name="T12_6">DateTime</text:span><text:span text:style-name="T12_7">/</text:span><text:span text:style-name="T12_8">keywords</text:span><text:span text:style-name="T12_9">.</text:span><text:span text:style-name="T12_10">txt</text:span><text:span text:style-name="T12_11"><text:s text:c="15"/>(</text:span><text:span text:style-name="T12_12">the</text:span><text:span text:style-name="T12_13"><text:s/></text:span><text:span text:style-name="T12_14">syntax</text:span><text:span text:style-name="T12_15"><text:s/></text:span><text:span text:style-name="T12_16">coloring</text:span><text:span text:style-name="T12_17"><text:s/></text:span><text:span text:style-name="T12_18">file</text:span><text:span text:style-name="T12_19">)</text:span></text:p>
      <text:p text:style-name="P13"><text:span text:style-name="T13_1">...</text:span><text:span text:style-name="T13_2">hardware</text:span><text:span text:style-name="T13_3">/</text:span><text:span text:style-name="T13_4">libraries</text:span><text:span text:style-name="T13_5">/</text:span><text:span text:style-name="T13_6">DateTimeStrings</text:span><text:span text:style-name="T13_7"><text:s text:c="21"/>(</text:span><text:span text:style-name="T13_8">the</text:span><text:span text:style-name="T13_9"><text:s/></text:span><text:span text:style-name="T13_10">DateTimeStrings</text:span><text:span text:style-name="T13_11"><text:s/></text:span><text:span text:style-name="T13_12">library</text:span><text:span text:style-name="T13_13"><text:s/></text:span><text:span text:style-name="T13_14">folder</text:span><text:span text:style-name="T13_15">)</text:span></text:p>
      <text:p text:style-name="P14"><text:span text:style-name="T14_1">...</text:span><text:span text:style-name="T14_2">hardware</text:span><text:span text:style-name="T14_3">/</text:span><text:span text:style-name="T14_4">libraries</text:span><text:span text:style-name="T14_5">/</text:span><text:span text:style-name="T14_6">DateTimeStrings</text:span><text:span text:style-name="T14_7">/</text:span><text:span text:style-name="T14_8">DateTimeStrings</text:span><text:span text:style-name="T14_9">.</text:span><text:span text:style-name="T14_10">cpp</text:span><text:span text:style-name="T14_11"><text:s/>(</text:span><text:span text:style-name="T14_12">the</text:span><text:span text:style-name="T14_13"><text:s/></text:span><text:span text:style-name="T14_14">library</text:span><text:span text:style-name="T14_15"><text:s/></text:span><text:span text:style-name="T14_16">implementation</text:span><text:span text:style-name="T14_17"><text:s/></text:span><text:span text:style-name="T14_18">file</text:span><text:span text:style-name="T14_19">)</text:span></text:p>
      <text:p text:style-name="P15"><text:span text:style-name="T15_1">...</text:span><text:span text:style-name="T15_2">hardware</text:span><text:span text:style-name="T15_3">/</text:span><text:span text:style-name="T15_4">libraries</text:span><text:span text:style-name="T15_5">/</text:span><text:span text:style-name="T15_6">DateTimeStrings</text:span><text:span text:style-name="T15_7">/</text:span><text:span text:style-name="T15_8">DateTimeStrings</text:span><text:span text:style-name="T15_9">.</text:span><text:span text:style-name="T15_10">h</text:span><text:span text:style-name="T15_11"><text:s text:c="3"/>(</text:span><text:span text:style-name="T15_12">the</text:span><text:span text:style-name="T15_13"><text:s/></text:span><text:span text:style-name="T15_14">library</text:span><text:span text:style-name="T15_15"><text:s/></text:span><text:span text:style-name="T15_16">header</text:span><text:span text:style-name="T15_17"><text:s/></text:span><text:span text:style-name="T15_18">file</text:span><text:span text:style-name="T15_19">)</text:span></text:p>
      <text:p text:style-name="P16"><text:span text:style-name="T16_1">..<text:s/></text:span><text:span text:style-name="T16_2">hardware</text:span><text:span text:style-name="T16_3">/</text:span><text:span text:style-name="T16_4">libraries</text:span><text:span text:style-name="T16_5">/</text:span><text:span text:style-name="T16_6">DateTimeStrings</text:span><text:span text:style-name="T16_7">/</text:span><text:span text:style-name="T16_8">keywords</text:span><text:span text:style-name="T16_9">.</text:span><text:span text:style-name="T16_10">txt</text:span><text:span text:style-name="T16_11"><text:s text:c="8"/>(</text:span><text:span text:style-name="T16_12">the</text:span><text:span text:style-name="T16_13"><text:s/></text:span><text:span text:style-name="T16_14">syntax</text:span><text:span text:style-name="T16_15"><text:s/></text:span><text:span text:style-name="T16_16">coloring</text:span><text:span text:style-name="T16_17"><text:s/></text:span><text:span text:style-name="T16_18">file</text:span><text:span text:style-name="T16_19">)</text:span></text:p>
      <text:p text:style-name="P17"/>
      <text:p text:style-name="P18"><text:span text:style-name="T18_1">copy</text:span><text:span text:style-name="T18_2"><text:s/></text:span><text:span text:style-name="T18_3">the</text:span><text:span text:style-name="T18_4"><text:s/></text:span><text:span text:style-name="T18_5">example</text:span><text:span text:style-name="T18_6"><text:s/></text:span><text:span text:style-name="T18_7">sketch</text:span><text:span text:style-name="T18_8"><text:s/></text:span><text:span text:style-name="T18_9">to</text:span><text:span text:style-name="T18_10"><text:s/></text:span><text:span text:style-name="T18_11">your</text:span><text:span text:style-name="T18_12"><text:s/></text:span><text:span text:style-name="T18_13">Arduino</text:span><text:span text:style-name="T18_14"><text:s/></text:span><text:span text:style-name="T18_15">sketch</text:span><text:span text:style-name="T18_16"><text:s/></text:span><text:span text:style-name="T18_17">directory</text:span></text:p>
      <text:p text:style-name="P19"><text:span text:style-name="T19_1">...</text:span><text:span text:style-name="T19_2">hardware</text:span><text:span text:style-name="T19_3">/</text:span><text:span text:style-name="T19_4">libraries</text:span><text:span text:style-name="T19_5">/</text:span><text:span text:style-name="T19_6">DateTime</text:span><text:span text:style-name="T19_7">/</text:span><text:span text:style-name="T19_8">Examples</text:span><text:span text:style-name="T19_9">/</text:span><text:span text:style-name="T19_10">DateTime</text:span><text:span text:style-name="T19_11">/<text:s text:c="12"/>(</text:span><text:span text:style-name="T19_12">directory</text:span><text:span text:style-name="T19_13"><text:s/></text:span><text:span text:style-name="T19_14">containing</text:span><text:span text:style-name="T19_15"><text:s/></text:span><text:span text:style-name="T19_16">the</text:span><text:span text:style-name="T19_17"><text:s/></text:span><text:span text:style-name="T19_18">example</text:span><text:span text:style-name="T19_19"><text:s/></text:span><text:span text:style-name="T19_20">test</text:span><text:span text:style-name="T19_21"><text:s/></text:span><text:span text:style-name="T19_22">sketch</text:span><text:span text:style-name="T19_23">)</text:span></text:p>
      <text:p text:style-name="P20"/>
      <text:p text:style-name="P21"><text:span text:style-name="T21_1">Optional</text:span><text:span text:style-name="T21_2">,<text:s/></text:span><text:span text:style-name="T21_3">copy</text:span><text:span text:style-name="T21_4"><text:s/></text:span><text:span text:style-name="T21_5">the</text:span><text:span text:style-name="T21_6"><text:s/></text:span><text:span text:style-name="T21_7">next</text:span><text:span text:style-name="T21_8"><text:s/></text:span><text:span text:style-name="T21_9">file</text:span><text:span text:style-name="T21_10"><text:s/></text:span><text:span text:style-name="T21_11">to</text:span><text:span text:style-name="T21_12"><text:s/></text:span><text:span text:style-name="T21_13">your</text:span><text:span text:style-name="T21_14"><text:s/></text:span><text:span text:style-name="T21_15">Processing</text:span><text:span text:style-name="T21_16"><text:s/></text:span><text:span text:style-name="T21_17">directory</text:span><text:span text:style-name="T21_18"><text:s/></text:span><text:span text:style-name="T21_19">if</text:span><text:span text:style-name="T21_20"><text:s/></text:span><text:span text:style-name="T21_21">you</text:span><text:span text:style-name="T21_22"><text:s/></text:span><text:span text:style-name="T21_23">want</text:span><text:span text:style-name="T21_24"><text:s/></text:span><text:span text:style-name="T21_25">to</text:span><text:span text:style-name="T21_26"><text:s/></text:span><text:span text:style-name="T21_27">use</text:span><text:span text:style-name="T21_28"><text:s/></text:span><text:span text:style-name="T21_29">this</text:span><text:span text:style-name="T21_30"><text:s/></text:span><text:span text:style-name="T21_31">example</text:span><text:span text:style-name="T21_32"><text:s/></text:span><text:span text:style-name="T21_33">code</text:span></text:p>
      <text:p text:style-name="P22"><text:span text:style-name="T22_1">...</text:span><text:span text:style-name="T22_2">hardware</text:span><text:span text:style-name="T22_3">/</text:span><text:span text:style-name="T22_4">libraries</text:span><text:span text:style-name="T22_5">/</text:span><text:span text:style-name="T22_6">DateTime</text:span><text:span text:style-name="T22_7">/</text:span><text:span text:style-name="T22_8">Examples</text:span><text:span text:style-name="T22_9">/</text:span><text:span text:style-name="T22_10">Processing</text:span><text:span text:style-name="T22_11">/<text:s text:c="10"/>(</text:span><text:span text:style-name="T22_12">directory</text:span><text:span text:style-name="T22_13"><text:s/></text:span><text:span text:style-name="T22_14">containing</text:span><text:span text:style-name="T22_15"><text:s/></text:span><text:span text:style-name="T22_16">the</text:span><text:span text:style-name="T22_17"><text:s/></text:span><text:span text:style-name="T22_18">Processing</text:span><text:span text:style-name="T22_19"><text:s/></text:span><text:span text:style-name="T22_20">sketch</text:span><text:span text:style-name="T22_21">)</text:span></text:p>
      <text:p text:style-name="P23"/>
      <text:p text:style-name="P24"/>
      <text:p text:style-name="P25"><text:span text:style-name="T25_1">Building</text:span></text:p>
      <text:p text:style-name="P26"><text:span text:style-name="T26_1">--------------------------------------------------------------------------------</text:span></text:p>
      <text:p text:style-name="P27"/>
      <text:p text:style-name="P28"><text:span text:style-name="T28_1">After</text:span><text:span text:style-name="T28_2"><text:s/></text:span><text:span text:style-name="T28_3">this</text:span><text:span text:style-name="T28_4"><text:s/></text:span><text:span text:style-name="T28_5">library</text:span><text:span text:style-name="T28_6"><text:s/></text:span><text:span text:style-name="T28_7">is</text:span><text:span text:style-name="T28_8"><text:s/></text:span><text:span text:style-name="T28_9">installed</text:span><text:span text:style-name="T28_10">,<text:s/></text:span><text:span text:style-name="T28_11">you</text:span><text:span text:style-name="T28_12"><text:s/></text:span><text:span text:style-name="T28_13">just</text:span><text:span text:style-name="T28_14"><text:s/></text:span><text:span text:style-name="T28_15">have</text:span><text:span text:style-name="T28_16"><text:s/></text:span><text:span text:style-name="T28_17">to</text:span><text:span text:style-name="T28_18"><text:s/></text:span><text:span text:style-name="T28_19">start</text:span><text:span text:style-name="T28_20"><text:s/></text:span><text:span text:style-name="T28_21">the</text:span><text:span text:style-name="T28_22"><text:s/></text:span><text:span text:style-name="T28_23">Arduino</text:span><text:span text:style-name="T28_24"><text:s/></text:span><text:span text:style-name="T28_25">sketch</text:span><text:span text:style-name="T28_26">.</text:span></text:p>
      <text:p text:style-name="P29"/>
      <text:p text:style-name="P30"><text:span text:style-name="T30_1">To</text:span><text:span text:style-name="T30_2"><text:s/></text:span><text:span text:style-name="T30_3">use</text:span><text:span text:style-name="T30_4"><text:s/></text:span><text:span text:style-name="T30_5">this</text:span><text:span text:style-name="T30_6"><text:s/></text:span><text:span text:style-name="T30_7">library</text:span><text:span text:style-name="T30_8"><text:s/></text:span><text:span text:style-name="T30_9">in</text:span><text:span text:style-name="T30_10"><text:s/></text:span><text:span text:style-name="T30_11">a</text:span><text:span text:style-name="T30_12"><text:s/></text:span><text:span text:style-name="T30_13">sketch</text:span><text:span text:style-name="T30_14">,<text:s/></text:span><text:span text:style-name="T30_15">go</text:span><text:span text:style-name="T30_16"><text:s/></text:span><text:span text:style-name="T30_17">to</text:span><text:span text:style-name="T30_18"><text:s/></text:span><text:span text:style-name="T30_19">the</text:span><text:span text:style-name="T30_20"><text:s/></text:span><text:span text:style-name="T30_21">Sketch</text:span><text:span text:style-name="T30_22"><text:s/>|<text:s/></text:span><text:span text:style-name="T30_23">Import</text:span><text:span text:style-name="T30_24"><text:s/></text:span><text:span text:style-name="T30_25">Library</text:span><text:span text:style-name="T30_26"><text:s/></text:span><text:span text:style-name="T30_27">menu</text:span><text:span text:style-name="T30_28"><text:s/></text:span><text:span text:style-name="T30_29">and</text:span></text:p>
      <text:p text:style-name="P31"><text:span text:style-name="T31_1">select</text:span><text:span text:style-name="T31_2"><text:s/></text:span><text:span text:style-name="T31_3">DateTime</text:span><text:span text:style-name="T31_4">.<text:s text:c="2"/></text:span><text:span text:style-name="T31_5">This</text:span><text:span text:style-name="T31_6"><text:s/></text:span><text:span text:style-name="T31_7">will</text:span><text:span text:style-name="T31_8"><text:s/></text:span><text:span text:style-name="T31_9">add</text:span><text:span text:style-name="T31_10"><text:s/></text:span><text:span text:style-name="T31_11">a</text:span><text:span text:style-name="T31_12"><text:s/></text:span><text:span text:style-name="T31_13">corresponding</text:span><text:span text:style-name="T31_14"><text:s/></text:span><text:span text:style-name="T31_15">line</text:span><text:span text:style-name="T31_16"><text:s/></text:span><text:span text:style-name="T31_17">to</text:span><text:span text:style-name="T31_18"><text:s/></text:span><text:span text:style-name="T31_19">the</text:span><text:span text:style-name="T31_20"><text:s/></text:span><text:span text:style-name="T31_21">top</text:span><text:span text:style-name="T31_22"><text:s/></text:span><text:span text:style-name="T31_23">of</text:span><text:span text:style-name="T31_24"><text:s/></text:span><text:span text:style-name="T31_25">your</text:span><text:span text:style-name="T31_26"><text:s/></text:span><text:span text:style-name="T31_27">sketch</text:span><text:span text:style-name="T31_28">:</text:span></text:p>
      <text:p text:style-name="P32"><text:span text:style-name="T32_1">#</text:span><text:span text:style-name="T32_2">include</text:span><text:span text:style-name="T32_3"><text:s/>&lt;</text:span><text:span text:style-name="T32_4">DateTime</text:span><text:span text:style-name="T32_5">.</text:span><text:span text:style-name="T32_6">h</text:span><text:span text:style-name="T32_7">&gt;.<text:s/></text:span></text:p>
      <text:p text:style-name="P33"/>
      <text:p text:style-name="P34"><text:span text:style-name="T34_1">You</text:span><text:span text:style-name="T34_2"><text:s/></text:span><text:span text:style-name="T34_3">should</text:span><text:span text:style-name="T34_4"><text:s/></text:span><text:span text:style-name="T34_5">also</text:span><text:span text:style-name="T34_6"><text:s/></text:span><text:span text:style-name="T34_7">import</text:span><text:span text:style-name="T34_8"><text:s/></text:span><text:span text:style-name="T34_9">the</text:span><text:span text:style-name="T34_10"><text:s/></text:span><text:span text:style-name="T34_11">DateTimeStrings</text:span><text:span text:style-name="T34_12"><text:s/></text:span><text:span text:style-name="T34_13">library</text:span><text:span text:style-name="T34_14"><text:s/></text:span><text:span text:style-name="T34_15">if</text:span><text:span text:style-name="T34_16"><text:s/></text:span><text:span text:style-name="T34_17">you</text:span><text:span text:style-name="T34_18"><text:s/></text:span><text:span text:style-name="T34_19">use</text:span><text:span text:style-name="T34_20"><text:s/></text:span><text:span text:style-name="T34_21">the</text:span><text:span text:style-name="T34_22"><text:s/></text:span><text:span text:style-name="T34_23">string</text:span></text:p>
      <text:p text:style-name="P35"><text:span text:style-name="T35_1"><text:s/></text:span><text:span text:style-name="T35_2">representation</text:span><text:span text:style-name="T35_3"><text:s/></text:span><text:span text:style-name="T35_4">of</text:span><text:span text:style-name="T35_5"><text:s/></text:span><text:span text:style-name="T35_6">day</text:span><text:span text:style-name="T35_7"><text:s/></text:span><text:span text:style-name="T35_8">of</text:span><text:span text:style-name="T35_9"><text:s/></text:span><text:span text:style-name="T35_10">week</text:span><text:span text:style-name="T35_11"><text:s/></text:span><text:span text:style-name="T35_12">and</text:span><text:span text:style-name="T35_13"><text:s/></text:span><text:span text:style-name="T35_14">months</text:span><text:span text:style-name="T35_15">.</text:span></text:p>
      <text:p text:style-name="P36"/>
      <text:p text:style-name="P37"><text:span text:style-name="T37_1">To</text:span><text:span text:style-name="T37_2"><text:s/></text:span><text:span text:style-name="T37_3">stop</text:span><text:span text:style-name="T37_4"><text:s/></text:span><text:span text:style-name="T37_5">using</text:span><text:span text:style-name="T37_6"><text:s/></text:span><text:span text:style-name="T37_7">this</text:span><text:span text:style-name="T37_8"><text:s/></text:span><text:span text:style-name="T37_9">library</text:span><text:span text:style-name="T37_10">,<text:s/></text:span><text:span text:style-name="T37_11">delete</text:span><text:span text:style-name="T37_12"><text:s/></text:span><text:span text:style-name="T37_13">that</text:span><text:span text:style-name="T37_14"><text:s/></text:span><text:span text:style-name="T37_15">line</text:span><text:span text:style-name="T37_16"><text:s/></text:span><text:span text:style-name="T37_17">and</text:span><text:span text:style-name="T37_18"><text:s/></text:span><text:span text:style-name="T37_19">any</text:span><text:span text:style-name="T37_20"><text:s/></text:span><text:span text:style-name="T37_21">included</text:span><text:span text:style-name="T37_22"><text:s/></text:span><text:span text:style-name="T37_23">fonts</text:span><text:span text:style-name="T37_24"><text:s/></text:span><text:span text:style-name="T37_25">from</text:span><text:span text:style-name="T37_26"><text:s/></text:span><text:span text:style-name="T37_27">your</text:span><text:span text:style-name="T37_28"><text:s/></text:span><text:span text:style-name="T37_29">sketch</text:span><text:span text:style-name="T37_30">.</text:span></text:p>
      <text:p text:style-name="P38"/>
      <text:p text:style-name="P39"><text:span text:style-name="T39_1">If</text:span><text:span text:style-name="T39_2"><text:s/></text:span><text:span text:style-name="T39_3">you</text:span><text:span text:style-name="T39_4"><text:s/></text:span><text:span text:style-name="T39_5">want</text:span><text:span text:style-name="T39_6"><text:s/></text:span><text:span text:style-name="T39_7">to</text:span><text:span text:style-name="T39_8"><text:s/></text:span><text:span text:style-name="T39_9">make</text:span><text:span text:style-name="T39_10"><text:s/></text:span><text:span text:style-name="T39_11">any</text:span><text:span text:style-name="T39_12"><text:s/></text:span><text:span text:style-name="T39_13">changes</text:span><text:span text:style-name="T39_14"><text:s/></text:span><text:span text:style-name="T39_15">to</text:span><text:span text:style-name="T39_16"><text:s/></text:span><text:span text:style-name="T39_17">the</text:span><text:span text:style-name="T39_18"><text:s/></text:span><text:span text:style-name="T39_19">library</text:span><text:span text:style-name="T39_20"><text:s/></text:span><text:span text:style-name="T39_21">you</text:span><text:span text:style-name="T39_22"><text:s/></text:span><text:span text:style-name="T39_23">must</text:span><text:span text:style-name="T39_24"><text:s/></text:span><text:span text:style-name="T39_25">delete</text:span><text:span text:style-name="T39_26"><text:s/>.</text:span><text:span text:style-name="T39_27">o</text:span><text:span text:style-name="T39_28"><text:s/></text:span><text:span text:style-name="T39_29">file</text:span><text:span text:style-name="T39_30"><text:s/></text:span><text:span text:style-name="T39_31">before</text:span><text:span text:style-name="T39_32"><text:s/></text:span><text:span text:style-name="T39_33">recompiling</text:span><text:span text:style-name="T39_34"><text:s/></text:span><text:span text:style-name="T39_35">your</text:span><text:span text:style-name="T39_36"><text:s/></text:span><text:span text:style-name="T39_37">sketch</text:span><text:span text:style-name="T39_38"><text:s/></text:span><text:span text:style-name="T39_39">for</text:span><text:span text:style-name="T39_40"><text:s/></text:span><text:span text:style-name="T39_41">the</text:span><text:span text:style-name="T39_42"><text:s/></text:span><text:span text:style-name="T39_43">changes</text:span><text:span text:style-name="T39_44"><text:s/></text:span><text:span text:style-name="T39_45">to</text:span><text:span text:style-name="T39_46"><text:s/></text:span><text:span text:style-name="T39_47">be</text:span><text:span text:style-name="T39_48"><text:s/></text:span><text:span text:style-name="T39_49">recognized</text:span><text:span text:style-name="T39_50"><text:s/></text:span><text:span text:style-name="T39_51">by</text:span><text:span text:style-name="T39_52"><text:s/></text:span><text:span text:style-name="T39_53">your</text:span><text:span text:style-name="T39_54"><text:s/></text:span><text:span text:style-name="T39_55">sketch</text:span><text:span text:style-name="T39_56">.</text:span></text:p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